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ce5" style:family="table-cell" style:parent-style-name="Default">
      <style:text-properties style:font-name="Lucida Sans"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ucida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6"/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6"/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style-name="ce7" table:number-columns-repeated="2"/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61"/>
        </table:table-row>
        <table:table-row table:style-name="ro2" table:number-rows-repeated="1047222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2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ucida Sans1" svg:font-family="'Lucida Sans'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7:11:45.34573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  <dc:date>2021-10-20T00:54:18.581329923</dc:date>
    <meta:editing-duration>PT9H9M10S</meta:editing-duration>
    <meta:editing-cycles>23</meta:editing-cycles>
    <meta:document-statistic meta:table-count="1" meta:cell-count="4057" meta:object-count="0"/>
    <meta:user-defined meta:name=""/>
  </office:meta>
</office:document-meta>
</file>